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704cm" style:rel-column-width="14268*"/>
    </style:style>
    <style:style style:name="Table1.B" style:family="table-column">
      <style:table-column-properties style:column-width="13.309cm" style:rel-column-width="51267*"/>
    </style:style>
    <style:style style:name="Table2" style:family="table">
      <style:table-properties style:width="17.013cm" fo:margin-left="0cm" fo:margin-right="-0.012cm" table:align="margins"/>
    </style:style>
    <style:style style:name="Table2.A" style:family="table-column">
      <style:table-column-properties style:column-width="3.704cm" style:rel-column-width="14268*"/>
    </style:style>
    <style:style style:name="Table2.B" style:family="table-column">
      <style:table-column-properties style:column-width="13.309cm" style:rel-column-width="51267*"/>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P1" style:family="paragraph" style:parent-style-name="Standard" style:master-page-name="">
      <style:paragraph-properties fo:margin-left="0cm" fo:margin-right="0cm" fo:margin-top="0cm" fo:margin-bottom="0cm" fo:text-align="end" style:justify-single-word="false" fo:text-indent="0cm" style:auto-text-indent="false"/>
      <style:text-properties style:font-name="Tahoma"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Text_20_body_20_indent" style:list-style-name="Ordered_20_List"/>
    <style:style style:name="P16" style:family="paragraph" style:parent-style-name="Text_20_body_20_indent" style:list-style-name="L1"/>
    <style:style style:name="P17" style:family="paragraph" style:parent-style-name="Text_20_body" style:list-style-name="L2"/>
    <style:style style:name="P18" style:family="paragraph" style:parent-style-name="Text_20_body" style:list-style-name="Ordered_20_List"/>
    <style:style style:name="P19" style:family="paragraph" style:parent-style-name="Standard" style:list-style-name="L3">
      <style:paragraph-properties fo:margin-left="1.251cm" fo:margin-right="0cm" fo:margin-top="0cm" fo:margin-bottom="0.199cm" fo:text-align="start" style:justify-single-word="false" fo:text-indent="-0.635cm" style:auto-text-indent="false"/>
    </style:style>
    <style:style style:name="P20" style:family="paragraph" style:parent-style-name="Standard" style:list-style-name="L3">
      <style:paragraph-properties fo:margin-left="1.251cm" fo:margin-right="0cm" fo:margin-top="0cm" fo:margin-bottom="0.199cm" fo:line-height="100%" fo:text-align="start" style:justify-single-word="false" fo:text-indent="-0.635cm" style:auto-text-indent="false"/>
    </style:style>
    <style:style style:name="P21" style:family="paragraph" style:parent-style-name="Standard" style:list-style-name="L3">
      <style:paragraph-properties fo:text-align="start" style:justify-single-word="false"/>
    </style:style>
    <style:style style:name="P22" style:family="paragraph" style:parent-style-name="Heading_20_2">
      <style:paragraph-properties fo:break-before="page"/>
    </style:style>
    <style:style style:name="P23" style:family="paragraph" style:parent-style-name="Standard" style:list-style-name="L5">
      <style:paragraph-properties fo:margin-top="0cm" fo:margin-bottom="0.199cm" fo:text-align="start" style:justify-single-word="false"/>
    </style:style>
    <style:style style:name="P24" style:family="paragraph" style:parent-style-name="Standard" style:list-style-name="L5">
      <style:paragraph-properties fo:text-align="start" style:justify-single-word="false"/>
    </style:style>
    <style:style style:name="P25" style:family="paragraph" style:parent-style-name="Standard">
      <style:paragraph-properties fo:line-height="100%"/>
    </style:style>
    <style:style style:name="P26" style:family="paragraph" style:parent-style-name="Standard">
      <style:paragraph-properties fo:text-align="start" style:justify-single-word="false"/>
    </style:style>
    <style:style style:name="P27" style:family="paragraph" style:parent-style-name="Standard" style:list-style-name="L6">
      <style:paragraph-properties fo:margin-top="0cm" fo:margin-bottom="0.199cm"/>
    </style:style>
    <style:style style:name="P28" style:family="paragraph" style:parent-style-name="Standard" style:list-style-name="L6">
      <style:paragraph-properties fo:margin-top="0cm" fo:margin-bottom="0.199cm" fo:line-height="100%" fo:text-align="start" style:justify-single-word="false"/>
    </style:style>
    <style:style style:name="P29" style:family="paragraph" style:parent-style-name="Standard" style:list-style-name="L6">
      <style:paragraph-properties fo:margin-top="0cm" fo:margin-bottom="0.199cm" fo:text-align="start" style:justify-single-word="false"/>
    </style:style>
    <style:style style:name="P30" style:family="paragraph" style:parent-style-name="Standard" style:list-style-name="L6"/>
    <style:style style:name="P31" style:family="paragraph" style:parent-style-name="Standard">
      <style:paragraph-properties fo:margin-top="0cm" fo:margin-bottom="0.199cm"/>
    </style:style>
    <style:style style:name="P32" style:family="paragraph" style:parent-style-name="Standard" style:list-style-name="L7"/>
    <style:style style:name="P33" style:family="paragraph" style:parent-style-name="Standard" style:list-style-name="L7">
      <style:paragraph-properties fo:text-align="start" style:justify-single-word="false"/>
    </style:style>
    <style:style style:name="P34" style:family="paragraph" style:parent-style-name="Heading_20_1">
      <style:paragraph-properties fo:break-before="pag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text:display="none"/>
    </style:style>
    <style:style style:name="T6" style:family="text">
      <style:text-properties text:display="true"/>
    </style:style>
    <style:style style:name="T7" style:family="text">
      <style:text-properties fo:font-style="italic" fo:font-weight="bold" style:language-asian="zh" style:country-asian="TW" style:font-style-asian="italic" style:font-weight-asian="bold" style:font-style-complex="italic" style:font-weight-complex="bold"/>
    </style:style>
    <style:style style:name="T8" style:family="text">
      <style:text-properties fo:font-weight="normal" style:language-asian="zh" style:country-asian="TW"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6">
      <text:list-level-style-number text:level="1" text:style-name="Numbering_20_Symbols" style:num-suffix="." style:num-format="1"/>
      <text:list-level-style-number text:level="2" text:style-name="Numbering_20_Symbols" style:num-prefix="("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7">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5" text:anchor-type="paragraph" svg:x="0.127cm" svg:y="0.185cm" svg:width="6.165cm" svg:height="2.117cm" draw:z-index="17"><draw:image xlink:href="../images/2000009A000011C5000007882B1A34C6.jpg"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6.3</text:p>
      <text:p text:style-name="P5"/>
      <text:p text:style-name="P6">April 2009</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5</text:p>
          <text:p text:style-name="P14">New to the Servlet Container (aka., Java Web Server)<text:tab/>5</text:p>
          <text:p text:style-name="P14">New to Java Language<text:tab/>5</text:p>
          <text:p text:style-name="P13">1. Creating an Application from Scratch<text:tab/>6</text:p>
          <text:p text:style-name="P14">1. Environment Setup<text:tab/>6</text:p>
          <text:p text:style-name="P14">2. Step by Step Tutorial<text:tab/>9</text:p>
          <text:p text:style-name="P13">2. Creating an Application from Scratch (with IDE)<text:tab/>12</text:p>
          <text:p text:style-name="P14">Installing Eclipse IDE<text:tab/>12</text:p>
          <text:p text:style-name="P14">Installing ZK Studio<text:tab/>12</text:p>
          <text:p text:style-name="P14">Setup and Configure ZK Library<text:tab/>13</text:p>
          <text:p text:style-name="P14">Create a New Dynamic Web Project<text:tab/>16</text:p>
          <text:p text:style-name="P13">3. Running A Sample Application<text:tab/>24</text:p>
          <text:p text:style-name="P14">No Installation Required<text:tab/>24</text:p>
          <text:p text:style-name="P14">Installing Sample Application on Your Computer<text:tab/>24</text:p>
          <text:p text:style-name="P13">Appendix A. The Content of Binary Distribution<text:tab/>25</text:p>
          <text:p text:style-name="P14">/doc<text:tab/>25</text:p>
          <text:p text:style-name="P14">/dist/lib<text:tab/>25</text:p>
          <text:p text:style-name="P14">/dist/lib/zkforge<text:tab/>25</text:p>
          <text:p text:style-name="P14">/dist/lib/ext<text:tab/>26</text:p>
          <text:p text:style-name="P14">/dist/src<text:tab/>28</text:p>
          <text:p text:style-name="P14">/dist/xsd<text:tab/>28</text:p>
          <text:p text:style-name="P14">/dist/WEB-INF<text:tab/>28</text:p>
          <text:p text:style-name="P13">Appendix B. The Content of Demo Distribution<text:tab/>29</text:p>
          <text:p text:style-name="P14">/<text:tab/>29</text:p>
          <text:p text:style-name="P14">/zkdemo<text:tab/>29</text:p>
          <text:p text:style-name="P14">/MyApp<text:tab/>29</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text:style-name="Ordered_20_List">
        <text:list-item text:start-value="1">
          <text:p text:style-name="P15">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text:style-name="Ordered_20_List" text:continue-numbering="true">
        <text:list-item>
          <text:p text:style-name="P15">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text:style-name="Ordered_20_List">
        <text:list-item text:start-value="1">
          <text:p text:style-name="P15">Download <text:a xlink:type="simple" xlink:href="http://apache.stu.edu.tw/tomcat/tomcat-5/v5.5.27/bin/apache-tomcat-5.5.27.exe">Windows Service Installer</text:a> from the following url.</text:p>
          <text:p text:style-name="P15"><text:a xlink:type="simple" xlink:href="http://tomcat.apache.org/download-60.cgi">http://tomcat.apache.org/download-60.cgi</text:a> </text:p>
        </text:list-item>
        <text:list-item>
          <text:p text:style-name="P15">Double clicks apache-tomcat-6.0.18.exe to install Apache Tomcat </text:p>
        </text:list-item>
      </text:list>
      <text:p text:style-name="Text_20_body_20_indent">Notice: Suggest to setup the port number as <text:span text:style-name="T3">8080</text:span>.</text:p>
      <text:p text:style-name="Heading_20_3">Running Application Server</text:p>
      <text:p text:style-name="Text_20_body_20_indent">Here are the steps to see if Tomcat has been successfully installed</text:p>
      <text:list text:style-name="L1">
        <text:list-item text:start-value="1">
          <text:p text:style-name="P16">Start Tomcat by finding its start program in the Programs Menu (located in the Start menu). Look under Apache Tomcat 6.0 and select "Monitor Tomcat". Click the Start button to activates the server.</text:p>
          <text:p text:style-name="P16"><draw:frame draw:style-name="fr2" draw:name="graphics1" text:anchor-type="paragraph" svg:width="11.005cm" svg:height="10.502cm" draw:z-index="3"><draw:image xlink:href="../images/tomcat.png" xlink:type="simple" xlink:show="embed" xlink:actuate="onLoad"/></draw:frame></text:p>
        </text:list-item>
        <text:list-item>
          <text:p text:style-name="P16">Open a Web browser and type in the following URL:</text:p>
        </text:list-item>
      </text:list>
      <text:p text:style-name="Text_20_body_20_indent"><draw:frame draw:style-name="fr3" draw:name="graphics18" text:anchor-type="paragraph" svg:width="16cm" svg:height="13.538cm" draw:z-index="4"><draw:image xlink:href="../images/tomcat2.png" xlink:type="simple" xlink:show="embed" xlink:actuate="onLoad"/></draw:frame></text:p>
      <text:p text:style-name="Text_20_body_20_indent">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y</text:p>
      <text:p text:style-name="Text_20_body_20_indent">You have to download the ZK binary distribution in order to run or develop the ZK Web Application, please download the last one in "ZK Recommended Releases" section in <text:a xlink:type="simple" xlink:href="http://www.zkoss.org/download/zk.dsp">http://www.zkoss.org/download/zk.dsp</text:a> and save it to a proper location. </text:p>
      <text:p text:style-name="Text_20_body_20_indent"><text:a xlink:type="simple" xlink:href="http://www.zkoss.org/download/zk.dsp">http://www.zkoss.org/download/zk.dsp</text:a> </text:p>
      <text:h text:style-name="Heading_20_2" text:outline-level="2">2. Step by Step Tutorial</text:h>
      <text:list text:style-name="L2">
        <text:list-item>
          <text:p text:style-name="P17">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web.xml </text:p>
      <text:p text:style-name="Code_20_Indent">index.zul </text:p>
      <text:list text:style-name="L2" text:continue-numbering="true">
        <text:list-item>
          <text:p text:style-name="P17">Deploy ZK library</text:p>
        </text:list-item>
      </text:list>
      <text:p text:style-name="Text_20_body_20_indent">Unzip <text:a xlink:type="simple" xlink:href="http://prdownloads.sourceforge.net/zk1/zk-bin-3.5.2.zip?download">zk-bin-3.x.x.zip </text:a>file, and copy the following jar files to the $TOMCAT_HOME\webapps\$PROJECT_NAME\WEB-INF\lib (ex.<text:a xlink:type="simple" xlink:href="#%7Cregion">C:\Program</text:a> Files\Apache Software Foundation\Tomcat 6.0\webapps\myZK\WEB-INF\lib) </text:p>
      <text:list text:style-name="L2" text:continue-numbering="true">
        <text:list-item>
          <text:p text:style-name="P17">Create web.xml</text:p>
        </text:list-item>
      </text:list>
      <text:p text:style-name="Text_20_body_20_indent">Create web.xml under $TOMCAT_HOME\webapps\myZK, and Copy the following lines into web.xml </text:p>
      <text:p text:style-name="Code_20_Indent">&lt;!-- ZK --&gt; </text:p>
      <text:p text:style-name="Code_20_Indent">&lt;listener&gt; </text:p>
      <text:p text:style-name="Code_20_Indent">&lt;description&gt;Used to clean up when a session is destroyed&lt;/description&gt; </text:p>
      <text:p text:style-name="Code_20_Indent">&lt;display-name&gt;ZK Session Cleaner&lt;/display-name&gt; </text:p>
      <text:p text:style-name="Code_20_Indent">&lt;listener-class&gt;org.zkoss.zk.ui.http.HttpSessionListener&lt;/listener-class&gt; </text:p>
      <text:p text:style-name="Code_20_Indent">&lt;/listener&gt; </text:p>
      <text:p text:style-name="Code_20_Indent"/>
      <text:p text:style-name="Code_20_Indent">&lt;servlet&gt; </text:p>
      <text:p text:style-name="Code_20_Indent">&lt;description&gt;ZK loader for ZUML pages&lt;/description&gt; </text:p>
      <text:p text:style-name="Code_20_Indent">&lt;servlet-name&gt;zkLoader&lt;/servlet-name&gt; </text:p>
      <text:p text:style-name="Code_20_Indent">&lt;servlet-class&gt;org.zkoss.zk.ui.http.DHtmlLayoutServlet&lt;/servlet-class&gt; </text:p>
      <text:p text:style-name="Code_20_Indent">&lt;init-param&gt; </text:p>
      <text:p text:style-name="Code_20_Indent">&lt;param-name&gt;update-uri&lt;/param-name&gt; </text:p>
      <text:p text:style-name="Code_20_Indent">&lt;param-value&gt;/zkau&lt;/param-value&gt; </text:p>
      <text:p text:style-name="Code_20_Indent">&lt;/init-param&gt; </text:p>
      <text:p text:style-name="Code_20_Indent">&lt;load-on-startup&gt;1&lt;/load-on-startup&gt; </text:p>
      <text:p text:style-name="Code_20_Indent">&lt;/servlet&gt; </text:p>
      <text:p text:style-name="Code_20_Indent">&lt;servlet-mapping&gt; </text:p>
      <text:p text:style-name="Code_20_Indent">&lt;servlet-name&gt;zkLoader&lt;/servlet-name&gt; </text:p>
      <text:p text:style-name="Code_20_Indent">&lt;url-pattern&gt;*.zul&lt;/url-pattern&gt; </text:p>
      <text:p text:style-name="Code_20_Indent">&lt;/servlet-mapping&gt; </text:p>
      <text:p text:style-name="Code_20_Indent">&lt;servlet-mapping&gt; </text:p>
      <text:p text:style-name="Code_20_Indent">&lt;servlet-name&gt;zkLoader&lt;/servlet-name&gt; </text:p>
      <text:p text:style-name="Code_20_Indent">&lt;url-pattern&gt;*.zhtml&lt;/url-pattern&gt; </text:p>
      <text:p text:style-name="Code_20_Indent">&lt;/servlet-mapping&gt; </text:p>
      <text:p text:style-name="Code_20_Indent"/>
      <text:p text:style-name="Code_20_Indent">&lt;servlet&gt; </text:p>
      <text:p text:style-name="Code_20_Indent">&lt;description&gt;The asynchronous update engine for ZK&lt;/description&gt; </text:p>
      <text:p text:style-name="Code_20_Indent">&lt;servlet-name&gt;auEngine&lt;/servlet-name&gt; </text:p>
      <text:p text:style-name="Code_20_Indent">&lt;servlet-class&gt;org.zkoss.zk.au.http.DHtmlUpdateServlet&lt;/servlet-class&gt; </text:p>
      <text:p text:style-name="Code_20_Indent">&lt;/servlet&gt; </text:p>
      <text:p text:style-name="Code_20_Indent">&lt;servlet-mapping&gt; </text:p>
      <text:p text:style-name="Code_20_Indent">&lt;servlet-name&gt;auEngine&lt;/servlet-name&gt; </text:p>
      <text:p text:style-name="Code_20_Indent">&lt;url-pattern&gt;/zkau/*&lt;/url-pattern&gt; </text:p>
      <text:p text:style-name="Code_20_Indent">&lt;/servlet-mapping&gt; </text:p>
      <text:list text:style-name="L2" text:continue-numbering="true">
        <text:list-item>
          <text:p text:style-name="P17">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Hello, World! </text:p>
      <text:p text:style-name="Code_20_Indent">&lt;/window&gt; </text:p>
      <text:list text:style-name="L2" text:continue-numbering="true">
        <text:list-item>
          <text:p text:style-name="P17">Activates Tomcat Server</text:p>
        </text:list-item>
      </text:list>
      <text:p text:style-name="Text_20_body_20_indent">Use Tomcat Monitor to activates the Server.</text:p>
      <text:p text:style-name="Text_20_body_20_indent"><draw:frame draw:style-name="fr3" draw:name="graphics19" text:anchor-type="paragraph" svg:width="11.005cm" svg:height="10.502cm" draw:z-index="13"><draw:image xlink:href="../images/tomcat.png" xlink:type="simple" xlink:show="embed" xlink:actuate="onLoad"/></draw:frame></text:p>
      <text:list text:style-name="L2" text:continue-numbering="true">
        <text:list-item>
          <text:p text:style-name="P17">Browse the Application</text:p>
          <text:p text:style-name="P17">Browse to http://localhost:8080/myZK/. </text:p>
        </text:list-item>
      </text:list>
      <text:p text:style-name="Text_20_body"><draw:frame draw:style-name="fr2" draw:name="graphics20" text:anchor-type="paragraph" svg:width="5.477cm" svg:height="1.508cm" draw:z-index="1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text:style-name="Ordered_20_List">
        <text:list-item text:start-value="1">
          <text:p text:style-name="P18">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text:style-name="Ordered_20_List">
        <text:list-item text:start-value="1">
          <text:p text:style-name="P18">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Setup and Configure ZK Library</text:h>
      <text:p text:style-name="Heading_20_3">Download ZK Library:</text:p>
      <text:p text:style-name="Standard">You have to download the ZK binary distribution in order to run or develop the ZK Web Application, please download the last one in "<text:span text:style-name="T4">ZK Recommended Releases</text:span>" section in <text:a xlink:type="simple" xlink:href="http://www.zkoss.org/download/zk.dsp">http://www.zkoss.org/download/zk.dsp</text:a> and save it to a proper location. You can also extract the content, <text:s/>but it is not necessary.</text:p>
      <text:p text:style-name="Heading_20_3">Configure ZK Library:</text:p>
      <text:list text:style-name="L3">
        <text:list-item>
          <text:p text:style-name="P19">Start the Eclipse which already has ZK Studio installed.</text:p>
        </text:list-item>
        <text:list-item>
          <text:p text:style-name="P19">Click <text:span text:style-name="T3">[Window]/[Preferences]</text:span> in Eclipse main menu.</text:p>
        </text:list-item>
        <text:list-item>
          <text:p text:style-name="P19">On the Preferences Window, select <text:span text:style-name="T3">ZK/ZK Packages</text:span>.</text:p>
        </text:list-item>
        <text:list-item>
          <text:p text:style-name="P19">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draw:frame draw:style-name="fr4" draw:name="graphics2" text:anchor-type="as-char" svg:width="15.889cm" svg:height="14.288cm" draw:z-index="0"><draw:image xlink:href="../images/import_ZK-1.png" xlink:type="simple" xlink:show="embed" xlink:actuate="onLoad"/></draw:frame></text:p>
        </text:list-item>
        <text:list-item>
          <text:p text:style-name="P20">It will popup a confirm window, click OK.<text:line-break/><draw:frame draw:style-name="fr4" draw:name="graphics3" text:anchor-type="as-char" svg:width="10.529cm" svg:height="4.47cm" draw:z-index="5"><draw:image xlink:href="../images/import_ZK-3.png" xlink:type="simple" xlink:show="embed" xlink:actuate="onLoad"/></draw:frame></text:p>
        </text:list-item>
        <text:list-item>
          <text:p text:style-name="P20">Type the alias name as you like for this imported package on next window, click OK.<text:line-break/><draw:frame draw:style-name="fr4" draw:name="graphics4" text:anchor-type="as-char" svg:width="12.91cm" svg:height="5.158cm" draw:z-index="6"><draw:image xlink:href="../images/import_ZK-4.png" xlink:type="simple" xlink:show="embed" xlink:actuate="onLoad"/></draw:frame></text:p>
        </text:list-item>
        <text:list-item>
          <text:p text:style-name="P21">ZK Studio will import the selected ZK Library.</text:p>
        </text:list-item>
      </text:list>
      <text:p text:style-name="Standard">In ZK Packages preferences page, you can check the check box of the imported ZK Packages on the ZK Package list as the default ZK library for any ZK Web application you will create later. If you don't select anyone as a default ZK library, ZK Studio will automatically choose the latest version of those imported ZK Packages.</text:p>
      <text:p text:style-name="Standard"><draw:frame draw:style-name="fr2" draw:name="graphics61" text:anchor-type="paragraph" svg:width="16.999cm" svg:height="12.972cm" draw:z-index="1"><draw:image xlink:href="../images/GlobalPreference_ZKPackages.png" xlink:type="simple" xlink:show="embed" xlink:actuate="onLoad"/></draw:frame>You can remove unwanted ZK package in ZK Packages preferences page in Preferences Window by select the row in ZK Package then click <text:span text:style-name="T3">Remove</text:span>.</text:p>
      <text:h text:style-name="P22" text:outline-level="2">Create a New Dynamic Web Project</text:h>
      <text:list text:style-name="L5">
        <text:list-item>
          <text:p text:style-name="P23">Click <text:span text:style-name="T3">[File]/[New]/[Dynamic Web Project]</text:span> in Eclipse main menu</text:p>
        </text:list-item>
        <text:list-item>
          <text:p text:style-name="P23">Type the project name, click "<text:span text:style-name="T3">Modify...</text:span>" in the Configuration Column<text:line-break/><draw:frame draw:style-name="fr4" draw:name="graphics8" text:anchor-type="as-char" svg:width="14.097cm" svg:height="15.33cm" draw:z-index="7"><draw:image xlink:href="../images/CreateZKProject_34-1.png" xlink:type="simple" xlink:show="embed" xlink:actuate="onLoad"/></draw:frame></text:p>
        </text:list-item>
        <text:list-item>
          <text:p text:style-name="P24">On the left side of pop-up Project Facets Window, select <text:span text:style-name="T3">ZK Supports</text:span>, then Click <text:span text:style-name="T3">OK</text:span>.<text:line-break/><draw:frame draw:style-name="fr5" draw:name="graphics9" text:anchor-type="as-char" svg:y="-11.748cm" svg:width="15.499cm" svg:height="11.933cm" draw:z-index="8"><draw:image xlink:href="../images/CreateZKProject_34-2.png" xlink:type="simple" xlink:show="embed" xlink:actuate="onLoad"/></draw:frame></text:p>
        </text:list-item>
        <text:list-item>
          <text:p text:style-name="P23">Click <text:span text:style-name="T3">Next</text:span></text:p>
        </text:list-item>
        <text:list-item>
          <text:p text:style-name="P23">If you don't want to modify the default directory of Context Root, Content Directory, Java Source Directory, just click <text:span text:style-name="T3">Next</text:span>.</text:p>
        </text:list-item>
        <text:list-item>
          <text:p text:style-name="P23">On the next page you can choose which ZK packages you want to use for this Dynamic Web Project. It will automatically choose the default ZK packages configured in the ZK Packages preferences page in Preferences Window of Eclipse.<text:line-break/><draw:frame draw:style-name="fr6" draw:name="graphics10" text:anchor-type="as-char" svg:width="14.256cm" svg:height="13.113cm" draw:z-index="9"><draw:image xlink:href="../images/CreateZKProject_33-3.png" xlink:type="simple" xlink:show="embed" xlink:actuate="onLoad"/></draw:frame><text:line-break/><text:span text:style-name="T5">You can select other ZK packages installed in Eclipse by click the combo box.</text:span></text:p>
        </text:list-item>
        <text:list-item>
          <text:p text:style-name="P23">Click <text:span text:style-name="T3">Finish</text:span>, the New Project Wizard will setup a Dynamic Web Project ready for development.</text:p>
        </text:list-item>
      </text:list>
      <text:p text:style-name="P25"><text:span text:style-name="T3">Tips:</text:span><text:line-break/>You can see a ZK mar<text:span text:style-name="T2">k</text:span> on the pro<text:span text:style-name="T2">ject's right top icon to indicate that this project is support ZK:<text:line-break/></text:span><text:span text:style-name="T2"><draw:frame draw:style-name="fr4" draw:name="graphics17" text:anchor-type="as-char" svg:width="14.288cm" svg:height="12.065cm" draw:z-index="10"><draw:image xlink:href="../images/hasZKLibrary.png" xlink:type="simple" xlink:show="embed" xlink:actuate="onLoad"/></draw:frame></text:span></text:p>
      <text:p text:style-name="Heading_20_3">Create New ZUL File</text:p>
      <text:p text:style-name="Heading_20_4">Using New File Command</text:p>
      <text:p text:style-name="P26">You can create new ZUL file via <text:span text:style-name="T3">[File]/[New]/[File]</text:span> command in Eclipse main menu.<text:line-break/><draw:frame draw:style-name="fr7" draw:name="graphics11" text:anchor-type="as-char" svg:y="-4.394cm" svg:width="16.798cm" svg:height="7.883cm" draw:z-index="11"><draw:image xlink:href="../images/NewZULFileMethod1-1.png" xlink:type="simple" xlink:show="embed" xlink:actuate="onLoad"/></draw:frame></text:p>
      <text:p text:style-name="P26">But you have to input the "<text:span text:style-name="T3">.zul</text:span>" extension for that file yourself, and the newly create zul file will be <text:s/>empty content without any template code inside.<draw:frame draw:style-name="fr8" draw:name="graphics12" text:anchor-type="char" svg:x="1.554cm" svg:y="1cm" svg:width="13.889cm" svg:height="15.82cm" draw:z-index="2"><draw:image xlink:href="../images/NewZULFileMethod1-2.png" xlink:type="simple" xlink:show="embed" xlink:actuate="onLoad"/></draw:frame></text:p>
      <text:p text:style-name="Heading_20_4">Using New ZUL File Wizard</text:p>
      <text:list text:style-name="L6">
        <text:list-item>
          <text:p text:style-name="P27">There are two ways to open New ZUL File Wizard:</text:p>
          <text:list>
            <text:list-item>
              <text:p text:style-name="P28">Right click on the opened project which has been created as Dynamic Web Project in "Project Explorer" view or "Package Explorer" view, select <text:span text:style-name="T3">[New]/[ZUL]</text:span>.<text:line-break/><draw:frame draw:style-name="fr4" draw:name="graphics13" text:anchor-type="as-char" svg:width="14.811cm" svg:height="9.629cm" draw:z-index="12"><draw:image xlink:href="../images/NewZULFileRightClick.png" xlink:type="simple" xlink:show="embed" xlink:actuate="onLoad"/></draw:frame></text:p>
            </text:list-item>
            <text:list-item>
              <text:p text:style-name="P28">Click <text:span text:style-name="T3">[File]/[New]/[ZUL]</text:span> in Eclipse main menu when you select an opened project which has been created as Dynamic Web Project.<text:line-break/><text:span text:style-name="T6"><draw:frame draw:style-name="fr4" draw:name="graphics14" text:anchor-type="as-char" svg:width="15.185cm" svg:height="8.703cm" draw:z-index="0"><draw:image xlink:href="../images/NewZULFileMainMenu.png" xlink:type="simple" xlink:show="embed" xlink:actuate="onLoad"/></draw:frame></text:span></text:p>
            </text:list-item>
          </text:list>
        </text:list-item>
        <text:list-item>
          <text:p text:style-name="P29">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draw:frame draw:style-name="fr4" draw:name="graphics15" text:anchor-type="as-char" svg:width="15.051cm" svg:height="11.296cm" draw:z-index="14"><draw:image xlink:href="../images/NewZULFileWizard1.png" xlink:type="simple" xlink:show="embed" xlink:actuate="onLoad"/></draw:frame></text:p>
        </text:list-item>
        <text:list-item>
          <text:p text:style-name="P30">The newly created ZUL File will be opened in ZUL Editor.</text:p>
        </text:list-item>
      </text:list>
      <text:p text:style-name="Heading_20_3"><text:bookmark-start text:name="Running the ZUL File"/>Running the ZUL File<text:bookmark-end text:name="Running the ZUL File"/></text:p>
      <text:p text:style-name="P31">To run the ZUL File (that is, to run a ZK Web application in Eclipse), follow the instructions:</text:p>
      <text:list text:style-name="L7">
        <text:list-item>
          <text:p text:style-name="P32">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draw:frame draw:style-name="fr7" draw:name="graphics16" text:anchor-type="as-char" svg:y="0cm" svg:width="15.314cm" svg:height="12.197cm" draw:z-index="15"><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7">2.Define a Server Runtime</text:span><text:span text:style-name="T8">"</text:span><text:span text:style-name="T2"> in this smalltalk:<text:line-break/></text:span><text:a xlink:type="simple" xlink:href="http://www.zkoss.org/smalltalks/eclipse/ek.html">http://www.zkoss.org/smalltalks/eclipse/ek.html</text:a></text:p>
        </text:list-item>
        <text:list-item>
          <text:p text:style-name="P33">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7">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32">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text:style-name="Ordered_20_List">
        <text:list-item text:start-value="1">
          <text:p text:style-name="P18">Download zk-demo-3.6.3.zip from <text:a xlink:type="simple" xlink:href="http://sourceforge.net/project/showfiles.php?group_id=152762&amp;package_id=169309">here (sourceforge.net)</text:a>.</text:p>
          <text:p text:style-name="P18">http://downloads.sourceforge.net/zk1/zk-demo-3.6.3.zip</text:p>
        </text:list-item>
        <text:list-item>
          <text:p text:style-name="P18">Unzip zk-demo-3.6.3.zip, and Copy zkdemo.war to the $TOMCAT_HOME\webapps directory</text:p>
        </text:list-item>
        <text:list-item>
          <text:p text:style-name="P18">Execute $TOMCAT_HOME\bin\tomcat5w.exe, and clicks Start button to activate your Web Server.</text:p>
        </text:list-item>
        <text:list-item>
          <text:p text:style-name="P18">Open your browser to visit <text:a xlink:type="simple" xlink:href="http://localhost:8080/zkdemo-all/userguide">http://localhost:8080/zkdemo/userguide</text:a>. </text:p>
          <text:p text:style-name="P18">The port number depends on how you installed your Web or application servers. Some application servers deploy only the EAR file. That is, you have to deploy zkdemos.ear instead.</text:p>
        </text:list-item>
      </text:list>
      <text:h text:style-name="P34" text:outline-level="1">Appendix A. The Content of Binary Distribution</text:h>
      <text:p text:style-name="Text_20_body">This chapter describes the content of zk-bin-3.6.3.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1_2</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8</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1.2_1</text:p>
          </table:table-cell>
        </table:table-row>
      </table:table>
      <text:h text:style-name="Heading_20_2" text:outline-level="2">/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text:line-break/>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text:line-break/>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not available in the standard edition]</text:p>
          </table:table-cell>
        </table:table-row>
        <table:table-row>
          <table:table-cell office:value-type="string">
            <text:p text:style-name="Table_20_Contents">jasperreports.jar<text:line-break/>itext.jar<text:line-break/>jxl.jar<text:line-break/>poi.jar<text:line-break/>commons-collections.jar<text:line-break/>commons-logging.jar</text:p>
          </table:table-cell>
          <table:table-cell office:value-type="string">
            <text:p text:style-name="Table_20_Contents">Required if you want to use the jasperreport component.</text:p>
            <text:p text:style-name="Table_20_Contents">Version: Jasper Reports 3.0.0(itext: 2.1.3, commons-collections: 2.1, commons-logging: 1.0.2, jxl: 2.6.8, poi: 3.0.1)</text:p>
            <text:p text:style-name="Table_20_Contents">Note: poi.jar is required if you want to use Apache POI to generate Microsoft Excel format. And, jxl.jar is required only if you want to use JExcelApi to generate the Microsoft Excel format.</text:p>
            <text:p text:style-name="Table_20_Contents">[not available in the standard edition]</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a xlink:type="simple" xlink:href="http://www.mozilla.org/rhino/">Rhino</text:a>).</text:p>
            <text:p text:style-name="Table_20_Contents">Version: Rhino 1.7R1</text:p>
            <text:p text:style-name="Table_20_Contents">[not available in the standard and professional edition]</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5.6 (groovy-all)</text:p>
            <text:p text:style-name="Table_20_Contents">[not available in the standard and professional edition]</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ext:p text:style-name="Table_20_Contents">[not available in the standard and professional edition]</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text:a xlink:type="simple" xlink:href="http://www.jython.org/">ython</text:a> 2.5.0</text:p>
            <text:p text:style-name="Table_20_Contents">[not available in the standard and professional edition]</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Version: JH Labs Java Image Filters</text:p>
            <text:p text:style-name="Table_20_Contents">[not available in the standard edition]</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not available in the standard and professional edition]</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not available in the standard and professional edition]</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3.6.3.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3.6.3.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text-properties fo:text-transform="capitalize" fo:font-size="14pt"/>
    </style:style>
    <style:style style:name="Appendix_20_Title" style:display-name="Appendix Title" style:family="paragraph" style:next-style-name="Text_20_body" style:master-page-name="">
      <style:paragraph-properties fo:line-height="200%"/>
      <style:text-properties fo:text-transform="capitalize" fo:font-size="14pt"/>
    </style:style>
    <style:style style:name="Section1_20_Title" style:display-name="Section1 Title" style:family="paragraph" style:next-style-name="Text_20_body" style:master-page-name="">
      <style:paragraph-properties fo:line-height="200%"/>
      <style:text-properties fo:text-transform="capitalize" fo:font-size="14pt"/>
    </style:style>
    <style:style style:name="Section2_20_Title" style:display-name="Section2 Title" style:family="paragraph" style:next-style-name="Text_20_body" style:master-page-name="">
      <style:paragraph-properties fo:line-height="200%"/>
      <style:text-properties fo:text-transform="capitalize" fo:font-size="13pt"/>
    </style:style>
    <style:style style:name="Section3_20_Title" style:display-name="Section3 Title" style:family="paragraph" style:next-style-name="Text_20_body" style:master-page-name="">
      <style:paragraph-properties fo:line-height="200%"/>
      <style:text-properties fo:text-transform="capitalize" fo:font-size="12pt"/>
    </style:style>
    <style:style style:name="Section4_20_Title" style:display-name="Section4 Title" style:family="paragraph" style:next-style-name="Text_20_body" style:master-page-name="">
      <style:paragraph-properties fo:line-height="200%"/>
      <style:text-properties fo:text-transform="capitalize" fo:font-size="12pt"/>
    </style:style>
    <style:style style:name="Section5_20_Title" style:display-name="Section5 Title" style:family="paragraph" style:next-style-name="Text_20_body" style:master-page-name="">
      <style:paragraph-properties fo:line-height="200%"/>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VarList_20_Term" style:display-name="VarList Term" style:family="paragraph" style:parent-style-name="Text_20_body" style:list-style-name="Var_20_List" style:class="text">
      <style:paragraph-properties fo:margin-left="1cm" fo:margin-right="0cm" fo:text-indent="-4.5cm" style:auto-text-indent="false">
        <style:tab-stops>
          <style:tab-stop style:position="0cm"/>
        </style:tab-stops>
      </style:paragraph-properties>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1"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Ordered_20_List" style:display-name="Ordered List">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UnOrdered_20_List" style:display-name="UnOrdered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9-04-25T11:36:21</meta:creation-date>
    <dc:creator>Tom Yeh</dc:creator>
    <dc:date>2009-09-16T09:43:18</dc:date>
    <dc:language>en-US</dc:language>
    <meta:editing-cycles>38</meta:editing-cycles>
    <meta:editing-duration>PT58M14S</meta:editing-duration>
    <meta:user-defined meta:name="Info 1"/>
    <meta:user-defined meta:name="Info 2"/>
    <meta:user-defined meta:name="Info 3"/>
    <meta:user-defined meta:name="Info 4"/>
    <meta:document-statistic meta:table-count="4" meta:image-count="19" meta:object-count="0" meta:page-count="29" meta:paragraph-count="281" meta:word-count="2701" meta:character-count="17224"/>
  </office:meta>
</office:document-meta>
</file>